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656565" style:font-name="Arial" fo:font-size="10.5pt" fo:letter-spacing="normal" fo:font-style="normal" fo:font-weight="normal" fo:background-color="#fafafa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fo:color="#656565" style:font-name="Arial" fo:font-size="10.5pt" fo:letter-spacing="normal" fo:font-style="normal" fo:font-weight="normal" fo:background-color="#fafafa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7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fo:color="#656565" style:font-name="Arial" fo:font-size="10.5pt" fo:letter-spacing="normal" fo:font-style="normal" fo:font-weight="normal" fo:background-color="#fafafa" loext:char-shading-value="0"/>
    </style:style>
    <style:style style:name="T2" style:family="text">
      <style:text-properties fo:font-variant="normal" fo:text-transform="none" fo:color="#656565" style:font-name="Arial" fo:font-size="10.5pt" fo:letter-spacing="normal" fo:font-style="normal" fo:font-weight="bold" fo:background-color="#fafafa" loext:char-shading-value="0"/>
    </style:style>
    <style:style style:name="T3" style:family="text">
      <style:text-properties fo:font-variant="normal" fo:text-transform="none" fo:color="#656565" fo:letter-spacing="normal" fo:background-color="#fafaf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a : Habib Nur Fathan<text:line-break/>Kelas : TI 2<text:line-break/>Tugas : Identifikasi Masalah</text:p>
      <text:p text:style-name="Standard">NIM : 0110218110</text:p>
      <text:p text:style-name="P1"/>
      <text:h text:style-name="P7" text:outline-level="3">Maraknya Perjudian Online di Indonesia</text:h>
      <text:p text:style-name="P2">Ekspetasi atau Harapan :<text:line-break/>Indonesia memiliki masyarakat yang produktif , berkarakter dan jauh dari semua kegiatan<text:line-break/>perjudian.<text:line-break/>Sumber : https://kominfo.go.id/index.php/content/detail/2182/Judi+Online+Kok+Sulit+Diberangus</text:p>
      <text:p text:style-name="P2">%3F/0/sorotan_media</text:p>
      <text:p text:style-name="P2"/>
      <text:p text:style-name="P2">Realita :<text:line-break/>Masih banyak situs-situs judi online di Indonesia dan juga banyak terdapat iklan-iklan untuk</text:p>
      <text:p text:style-name="P2">mengikuti judi online.</text:p>
      <text:p text:style-name="P2"/>
      <text:p text:style-name="P2">Permasalahan :<text:line-break/>Sikap masyarakat yang ingin cepat kaya karena kebutuhan dengan cara mudah dan cepat , kemudian pasal yang tidak<text:line-break/>melarang penuh aktivitas perjudian. Dalam KUHP diatur dalam Pasal 303 dan Pasal 303bis bahwa penerapan<text:line-break/>perjudian sebagai suatu tindak pidana dapat hilang sifat perbuatan melawan hukum jika perjudian itu mendapat</text:p>
      <text:p text:style-name="P2">izin dari pihak yang berwenang sehingga perjudian itu menjadi sah atau legal.</text:p>
      <text:p text:style-name="P2"/>
      <text:p text:style-name="P2">Dampak :</text:p>
      <text:p text:style-name="P2">Menurunnya produktivitas, sehingga menyebabkan sesorang tidak bekerja semaksimal mungkin.</text:p>
      <text:p text:style-name="P2"><text:line-break/>Solusi :<text:line-break/>Membuat aplikasi pendeteksi situs judi online , memblockir situs judi online , melacak pemilik situs<text:line-break/>online dan melaporkannya ke polisi.</text:p>
      <text:p text:style-name="P2"/>
      <text:p text:style-name="P2"><text:bookmark text:name="yui_3_17_2_2_1570342534311_136"/><text:span text:style-name="T1">Realita :</text:span><text:line-break/><text:span text:style-name="T1">Masih </text:span><text:span text:style-name="T2">terdapat</text:span><text:bookmark text:name="yui_3_17_2_2_1570342534311_135"/><text:span text:style-name="T3"> </text:span><text:span text:style-name="T1">situs-situs judi online di Indonesia dan juga banyak terdapat iklan-iklan untuk</text:span></text:p>
      <text:p text:style-name="P5">mengikuti judi online.</text:p>
      <text:p text:style-name="P5">Sumber: sebutkan judi online yang ada (min 3)</text:p>
      <text:p text:style-name="P5"/>
      <text:p text:style-name="P5"/>
      <text:p text:style-name="P5">Dampak :</text:p>
      <text:p text:style-name="P5">Menurunnya produktivitas, sehingga menyebabkan sesorang tidak bekerja semaksimal mungkin karena ingin kaya dengan cara mudah</text:p>
      <text:p text:style-name="P6"><text:span text:style-name="T1">Sumber: </text:span><text:a xlink:type="simple" xlink:href="https://www.bbc.com/indonesia/vert_fut/2016/08/160817_vert_fut_judi" text:style-name="Internet_20_link" text:visited-style-name="Visited_20_Internet_20_Link">https://www.bbc.com/indonesia/vert_fut/2016/08/160817_vert_fut_judi</text:a></text:p>
      <text:p text:style-name="Text_20_body"/>
      <text:p text:style-name="P3"><text:span text:style-name="T1">Solusi :</text:span><text:line-break/><text:span text:style-name="T1">Membuat aplikasi  yang dapat memiliki fitur sbb</text:span></text:p>
      <text:p text:style-name="P3"><text:soft-page-break/><text:span text:style-name="T1">mendeteksi situs judi online , memblockir situs judi online , melacak pemilik situs online dan melaporkannya ke polisi.</text:span></text:p>
      <text:p text:style-name="P4"/>
      <text:p text:style-name="P4"/>
      <text:p text:style-name="P4">Silahkan lanjutkan ke tugas 2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3:16:50.049500844</meta:creation-date>
    <dc:date>2019-10-06T13:18:34.735202475</dc:date>
    <meta:editing-duration>PT1M48S</meta:editing-duration>
    <meta:editing-cycles>1</meta:editing-cycles>
    <meta:document-statistic meta:table-count="0" meta:image-count="0" meta:object-count="0" meta:page-count="2" meta:paragraph-count="21" meta:word-count="232" meta:character-count="1719" meta:non-whitespace-character-count="1506"/>
    <meta:generator>LibreOffice/6.0.7.3$Linux_X86_64 LibreOffice_project/00m0$Build-3</meta:generator>
  </office:meta>
</office:document-meta>
</file>